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FactoryTests.withConstraintValida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Contain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Person.setAddressList( List &lt; ValidAddress &gt; addres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FactoryTests.springValidationWithErrorInS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orFactoryTests.simpleValid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Person.getAddres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Perso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Container.addStr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Person.setAddressSet( Set &lt; ValidAddress &gt; address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Person.getAddres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FactoryTests.validationWithOptional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orFactoryTests.innerBean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orFactoryTests.list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idatorFactoryTests.springValidationWithErrorInLi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inBeanWithOptional.get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FactoryTests.springValidationWithClass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orFactoryTests.springValidation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FactoryTests.withCustom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ddress.getSt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Bea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ddress.setStreet( String str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FactoryTests.simpleValidationWithClass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FactoryTests.springValidationWithAutowire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AddressValidator.isValid( ValidPerson value , ConstraintValidator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Person.setAddress( Valid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FactoryTests.simpleValidationWithCustomProvi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idatorFactoryTests.spring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tXListValidator.initialize( NotXList constraint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nerValidator.initialize( InnerValid constraint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id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Validator.isValid( InnerBean bean , ConstraintValidato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XListValidator.isValid( List &lt; String &gt; list , ConstraintValidato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AddressValidator.initialize( NameAddressValid constraint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inBean.get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